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e28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8c168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e285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8c168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a0486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8c168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a0486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c168" officeooo:paragraph-rsid="0068c168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0486" officeooo:paragraph-rsid="006a0486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e285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8c168" style:font-size-asian="10.5pt" style:font-weight-asian="bold" style:font-size-complex="12pt" style:font-weight-complex="bold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0486" style:font-size-asian="10.5pt" style:font-weight-asian="bold" style:font-size-complex="12pt" style:font-weight-complex="bold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7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7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80" style:family="paragraph" style:parent-style-name="Standard">
      <style:paragraph-properties fo:text-align="start" style:justify-single-word="false"/>
      <style:text-properties officeooo:paragraph-rsid="006a0486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a836a" style:font-size-asian="10.5pt" style:font-weight-asian="normal" style:font-size-complex="12pt" style:font-weight-complex="normal"/>
    </style:style>
    <style:style style:name="T14" style:family="text">
      <style:text-properties officeooo:rsid="001da74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23babd"/>
    </style:style>
    <style:style style:name="T19" style:family="text">
      <style:text-properties officeooo:rsid="002546a5"/>
    </style:style>
    <style:style style:name="T20" style:family="text">
      <style:text-properties officeooo:rsid="00256feb"/>
    </style:style>
    <style:style style:name="T21" style:family="text">
      <style:text-properties officeooo:rsid="0026c82a"/>
    </style:style>
    <style:style style:name="T22" style:family="text">
      <style:text-properties officeooo:rsid="00117923"/>
    </style:style>
    <style:style style:name="T23" style:family="text">
      <style:text-properties officeooo:rsid="0018d0a2"/>
    </style:style>
    <style:style style:name="T24" style:family="text">
      <style:text-properties officeooo:rsid="000d2382"/>
    </style:style>
    <style:style style:name="T25" style:family="text">
      <style:text-properties officeooo:rsid="002a253b"/>
    </style:style>
    <style:style style:name="T26" style:family="text">
      <style:text-properties officeooo:rsid="001f5bac"/>
    </style:style>
    <style:style style:name="T27" style:family="text">
      <style:text-properties officeooo:rsid="002c485e"/>
    </style:style>
    <style:style style:name="T28" style:family="text">
      <style:text-properties officeooo:rsid="002e5f6f"/>
    </style:style>
    <style:style style:name="T29" style:family="text">
      <style:text-properties officeooo:rsid="003354ba"/>
    </style:style>
    <style:style style:name="T30" style:family="text">
      <style:text-properties officeooo:rsid="003494ad"/>
    </style:style>
    <style:style style:name="T31" style:family="text">
      <style:text-properties officeooo:rsid="003601fe"/>
    </style:style>
    <style:style style:name="T32" style:family="text">
      <style:text-properties officeooo:rsid="003651f8"/>
    </style:style>
    <style:style style:name="T33" style:family="text">
      <style:text-properties officeooo:rsid="003717d7"/>
    </style:style>
    <style:style style:name="T34" style:family="text">
      <style:text-properties officeooo:rsid="0039fe41"/>
    </style:style>
    <style:style style:name="T35" style:family="text">
      <style:text-properties officeooo:rsid="003a4302"/>
    </style:style>
    <style:style style:name="T36" style:family="text">
      <style:text-properties officeooo:rsid="003b5ef4"/>
    </style:style>
    <style:style style:name="T37" style:family="text">
      <style:text-properties officeooo:rsid="003be72d"/>
    </style:style>
    <style:style style:name="T38" style:family="text">
      <style:text-properties officeooo:rsid="003d03ba"/>
    </style:style>
    <style:style style:name="T39" style:family="text">
      <style:text-properties officeooo:rsid="004056da"/>
    </style:style>
    <style:style style:name="T40" style:family="text">
      <style:text-properties officeooo:rsid="0040c54e"/>
    </style:style>
    <style:style style:name="T41" style:family="text">
      <style:text-properties officeooo:rsid="0042a3f6"/>
    </style:style>
    <style:style style:name="T42" style:family="text">
      <style:text-properties officeooo:rsid="0043efff"/>
    </style:style>
    <style:style style:name="T43" style:family="text">
      <style:text-properties officeooo:rsid="00472dda"/>
    </style:style>
    <style:style style:name="T44" style:family="text">
      <style:text-properties officeooo:rsid="0047cf57"/>
    </style:style>
    <style:style style:name="T45" style:family="text">
      <style:text-properties officeooo:rsid="0047d2a9"/>
    </style:style>
    <style:style style:name="T46" style:family="text">
      <style:text-properties officeooo:rsid="00494b44"/>
    </style:style>
    <style:style style:name="T47" style:family="text">
      <style:text-properties officeooo:rsid="004af05b"/>
    </style:style>
    <style:style style:name="T48" style:family="text">
      <style:text-properties officeooo:rsid="004c3b43"/>
    </style:style>
    <style:style style:name="T49" style:family="text">
      <style:text-properties officeooo:rsid="004d095d"/>
    </style:style>
    <style:style style:name="T50" style:family="text">
      <style:text-properties officeooo:rsid="004d946d"/>
    </style:style>
    <style:style style:name="T51" style:family="text">
      <style:text-properties officeooo:rsid="004f1ff9"/>
    </style:style>
    <style:style style:name="T52" style:family="text">
      <style:text-properties officeooo:rsid="005018ba"/>
    </style:style>
    <style:style style:name="T53" style:family="text">
      <style:text-properties officeooo:rsid="00501f0b"/>
    </style:style>
    <style:style style:name="T54" style:family="text">
      <style:text-properties officeooo:rsid="00504628"/>
    </style:style>
    <style:style style:name="T55" style:family="text">
      <style:text-properties officeooo:rsid="0051bccc"/>
    </style:style>
    <style:style style:name="T56" style:family="text">
      <style:text-properties officeooo:rsid="00553034"/>
    </style:style>
    <style:style style:name="T57" style:family="text">
      <style:text-properties style:text-position="super 58%"/>
    </style:style>
    <style:style style:name="T58" style:family="text">
      <style:text-properties officeooo:rsid="0055602d"/>
    </style:style>
    <style:style style:name="T59" style:family="text">
      <style:text-properties officeooo:rsid="00571896"/>
    </style:style>
    <style:style style:name="T60" style:family="text">
      <style:text-properties style:font-name="Liberation Serif1"/>
    </style:style>
    <style:style style:name="T61" style:family="text">
      <style:text-properties style:font-name="Liberation Serif1" officeooo:rsid="005b3b0b"/>
    </style:style>
    <style:style style:name="T62" style:family="text">
      <style:text-properties officeooo:rsid="005ce8dd"/>
    </style:style>
    <style:style style:name="T63" style:family="text">
      <style:text-properties officeooo:rsid="005e4936"/>
    </style:style>
    <style:style style:name="T64" style:family="text">
      <style:text-properties officeooo:rsid="005fade6"/>
    </style:style>
    <style:style style:name="T65" style:family="text">
      <style:text-properties officeooo:rsid="005fcac8"/>
    </style:style>
    <style:style style:name="T66" style:family="text">
      <style:text-properties officeooo:rsid="00612c25"/>
    </style:style>
    <style:style style:name="T67" style:family="text">
      <style:text-properties officeooo:rsid="00625bdf"/>
    </style:style>
    <style:style style:name="T68" style:family="text">
      <style:text-properties officeooo:rsid="00633dc5"/>
    </style:style>
    <style:style style:name="T69" style:family="text">
      <style:text-properties officeooo:rsid="00673740"/>
    </style:style>
    <style:style style:name="T70" style:family="text">
      <style:text-properties officeooo:rsid="00678b57"/>
    </style:style>
    <style:style style:name="T71" style:family="text">
      <style:text-properties officeooo:rsid="0067e285"/>
    </style:style>
    <style:style style:name="T72" style:family="text">
      <style:text-properties officeooo:rsid="0068c168"/>
    </style:style>
    <style:style style:name="T73" style:family="text">
      <style:text-properties officeooo:rsid="006a048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73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37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4">1</text:span> C<text:span text:style-name="T14">onservación del caudal volumétrico</text:span></text:p>
      <text:p text:style-name="P77"/>
      <text:p text:style-name="P237"/>
      <text:p text:style-name="P237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5">imarts</text:span><text:tab/><text:span text:style-name="T16">17</text:span>/<text:span text:style-name="T17">10</text:span>/23</text:p>
      <text:p text:style-name="P34">Vaga estudiants.</text:p>
      <text:p text:style-name="P85"/>
      <text:p text:style-name="P238">Dimecres <text:tab/>18/10/23</text:p>
      <text:p text:style-name="P86">Examen i solució d'examen.</text:p>
      <text:p text:style-name="P86"/>
      <text:p text:style-name="P86"/>
      <text:p text:style-name="P239">Di<text:span text:style-name="T18">jous</text:span> <text:tab/>1<text:span text:style-name="T18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40">Di<text:span text:style-name="T19">vendres</text:span> <text:tab/><text:span text:style-name="T19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9">Comentem e</text:span>xercici 1.2-<text:span text:style-name="T19">2</text:span></text:p>
      <text:p text:style-name="P88"/>
      <text:p text:style-name="P88"/>
      <text:p text:style-name="P278">Di<text:span text:style-name="T20">lluns</text:span> <text:tab/><text:span text:style-name="T19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9">Comentem e</text:span>xercici 1.2-<text:span text:style-name="T20">3</text:span></text:p>
      <text:p text:style-name="P241"/>
      <text:p text:style-name="P241">Di<text:span text:style-name="T21">marts</text:span> <text:tab/><text:span text:style-name="T19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9">Comentem e</text:span>xercici 1.2-<text:span text:style-name="T21">4</text:span></text:p>
      <text:p text:style-name="P90"/>
      <text:p text:style-name="P242">Di<text:span text:style-name="T21">mecres</text:span> <text:tab/><text:span text:style-name="T19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2">ijous</text:span><text:tab/><text:tab/><text:span text:style-name="T23">26</text:span>/<text:span text:style-name="T24">10</text:span>/23</text:p>
      <text:p text:style-name="P36">Baixa per gripe.</text:p>
      <text:p text:style-name="P36"/>
      <text:p text:style-name="P36"/>
      <text:p text:style-name="P47">D<text:span text:style-name="T22">ivendres</text:span><text:tab/><text:span text:style-name="T23">27</text:span>/<text:span text:style-name="T24">10</text:span>/23</text:p>
      <text:p text:style-name="P93">Sortida <text:span text:style-name="T25">golondrinas</text:span>.</text:p>
      <text:p text:style-name="P93"/>
      <text:p text:style-name="P93"/>
      <text:p text:style-name="P48">D<text:span text:style-name="T22">illuns</text:span><text:tab/><text:span text:style-name="T23">27</text:span>/<text:span text:style-name="T24">10</text:span>/23</text:p>
      <text:p text:style-name="P96">Terminem de comentar <text:a xlink:type="simple" xlink:href="https://paulinoposada.github.io/web_fred/apunts/unitat_1/fred_apunts_ud_1_3_gs.pdf"><text:span text:style-name="T26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2">imarts</text:span><text:tab/><text:span text:style-name="T27">31</text:span>/<text:span text:style-name="T24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7">exemple </text:span>2.1.1.1-<text:span text:style-name="T27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43">D<text:span text:style-name="T22">imecres</text:span><text:tab/><text:span text:style-name="T28">01</text:span>/<text:span text:style-name="T24">11</text:span>/23</text:p>
      <text:p text:style-name="P113">Festiu Tots sants</text:p>
      <text:p text:style-name="P270"/>
      <text:p text:style-name="P270"/>
      <text:p text:style-name="P50">D<text:span text:style-name="T22">ijous</text:span><text:tab/><text:span text:style-name="T28">02</text:span>/<text:span text:style-name="T24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74">D<text:span text:style-name="T22">ivendres</text:span><text:tab/><text:span text:style-name="T28">03</text:span>/<text:span text:style-name="T24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2">illuns</text:span><text:tab/><text:span text:style-name="T28">06</text:span>/<text:span text:style-name="T24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2">imarts</text:span><text:tab/><text:span text:style-name="T28">07</text:span>/<text:span text:style-name="T24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9">Terminem de comentar e</text:span>xemple 2.1.2.2-1</text:p>
      <text:p text:style-name="P130">Comencem a comentar exemple <text:span text:style-name="T28">2.1.2.2-</text:span>2</text:p>
      <text:p text:style-name="P116"/>
      <text:p text:style-name="P122"/>
      <text:p text:style-name="P53">D<text:span text:style-name="T22">imecres</text:span><text:tab/><text:span text:style-name="T28">08</text:span>/<text:span text:style-name="T24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30">Terminem de </text:span>comentar exemple <text:span text:style-name="T28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2">ijous</text:span><text:tab/><text:tab/><text:span text:style-name="T28">09</text:span>/<text:span text:style-name="T24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30">Terminem de </text:span>comentar exemple <text:span text:style-name="T28">2.1.2.3.1-1</text:span></text:p>
      <text:p text:style-name="P134">Come<text:span text:style-name="T31">ntem</text:span> <text:span text:style-name="T31">e</text:span>l<text:span text:style-name="T31">s </text:span>apartat<text:span text:style-name="T31">s</text:span> </text:p>
      <text:p text:style-name="P134">2.1.2.3.<text:span text:style-name="T31">2</text:span> Compresor de paletas</text:p>
      <text:p text:style-name="P134">2.1.2.3.<text:span text:style-name="T31">3</text:span> Compresor de <text:span text:style-name="T31">tornillo</text:span></text:p>
      <text:p text:style-name="P134"/>
      <text:p text:style-name="P134"/>
      <text:p text:style-name="P55">D<text:span text:style-name="T22">ivendres</text:span><text:tab/><text:span text:style-name="T32">10</text:span>/<text:span text:style-name="T24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2">illuns</text:span><text:tab/><text:span text:style-name="T33">13</text:span>/<text:span text:style-name="T24">11</text:span>/23</text:p>
      <text:p text:style-name="P123">Baixem al taller.</text:p>
      <text:p text:style-name="P123">Co<text:span text:style-name="T33">ntinuem</text:span> pràctica 1, soldadura tova.</text:p>
      <text:p text:style-name="P118"/>
      <text:p text:style-name="P118"/>
      <text:p text:style-name="P57">D<text:span text:style-name="T22">imarts</text:span><text:tab/><text:span text:style-name="T33">14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4">s</text:span> 2.2-<text:span text:style-name="T34">2 a 4</text:span></text:p>
      <text:p text:style-name="P136"/>
      <text:p text:style-name="P119"/>
      <text:p text:style-name="P57">D<text:span text:style-name="T22">imecres</text:span><text:tab/><text:span text:style-name="T33">15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5">e</text:span>rcici<text:span text:style-name="T34">s</text:span> 2.2-<text:span text:style-name="T34">4 i 5.</text:span></text:p>
      <text:p text:style-name="P275">D<text:span text:style-name="T22">ijous</text:span><text:tab/><text:tab/><text:span text:style-name="T33">16</text:span>/<text:span text:style-name="T24">11</text:span>/23</text:p>
      <text:p text:style-name="P137"><text:span text:style-name="T36">Terminem amb </text:span><text:a xlink:type="simple" xlink:href="https://paulinoposada.github.io/web_fred/apunts/unitat_2/fred_apunts_ud2_1_gs.pdf"><text:span text:style-name="T36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2">ivendres</text:span><text:tab/><text:span text:style-name="T33">17</text:span>/<text:span text:style-name="T24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7">Comencem a c</text:span>omentem apartat <text:span text:style-name="T37">2.2.1 Condensadors refredats per aire</text:span></text:p>
      <text:p text:style-name="P140"/>
      <text:p text:style-name="P59">D<text:span text:style-name="T22">illuns</text:span><text:tab/><text:span text:style-name="T38">20</text:span>/<text:span text:style-name="T24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7">Condensadors refredats per aire</text:span></text:p>
      <text:p text:style-name="P159">Comencem a comentar 2.2.2.1 Condensadors coaxials a contracorrent</text:p>
      <text:p text:style-name="P140"/>
      <text:p text:style-name="P60">D<text:span text:style-name="T22">imarts</text:span><text:tab/><text:span text:style-name="T38">21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2">imecres</text:span><text:tab/><text:span text:style-name="T38">22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2">ijous</text:span><text:tab/><text:tab/><text:span text:style-name="T38">23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2">ivendres</text:span><text:tab/><text:span text:style-name="T38">24</text:span>/<text:span text:style-name="T24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9">2.3 Exercicis condensadors</text:span></text:p>
      <text:p text:style-name="P168">Comentem exercici 2.3-1</text:p>
      <text:p text:style-name="P166"/>
      <text:p text:style-name="P160"/>
      <text:p text:style-name="P62">D<text:span text:style-name="T22">illuns</text:span><text:tab/><text:span text:style-name="T40">27</text:span>/<text:span text:style-name="T24">11</text:span>/23</text:p>
      <text:p text:style-name="P124">Baixem al taller.</text:p>
      <text:p text:style-name="P124">Co<text:span text:style-name="T40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4"/>
      <text:p text:style-name="P124"/>
      <text:p text:style-name="P120"/>
      <text:p text:style-name="P276">D<text:span text:style-name="T22">imarts</text:span><text:tab/><text:span text:style-name="T38">28</text:span>/<text:span text:style-name="T24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1">s</text:span> 2.3-<text:span text:style-name="T41">2 a 4.</text:span></text:p>
      <text:p text:style-name="P169"/>
      <text:p text:style-name="P63">D<text:span text:style-name="T22">imecres</text:span><text:tab/><text:span text:style-name="T38">29</text:span>/<text:span text:style-name="T24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2">illuns</text:span><text:tab/><text:span text:style-name="T42">11</text:span>/<text:span text:style-name="T24">12</text:span>/23</text:p>
      <text:p text:style-name="P125">Baixem al taller.</text:p>
      <text:p text:style-name="P125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5"/>
      <text:p text:style-name="P65"/>
      <text:p text:style-name="P65">D<text:span text:style-name="T22">imarts</text:span><text:tab/><text:span text:style-name="T43">12</text:span>/<text:span text:style-name="T24">12</text:span>/23</text:p>
      <text:p text:style-name="P146"><text:a xlink:type="simple" xlink:href="https://paulinoposada.github.io/web_fred/apunts/unitat_2/fred_apunts_ud2_2_gs.pdf">Unitat 2.2</text:a><text:span text:style-name="T38"> </text:span></text:p>
      <text:p text:style-name="P170">Comentem <text:span text:style-name="T43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2">imecres</text:span><text:tab/><text:span text:style-name="T43">13</text:span>/<text:span text:style-name="T24">12</text:span>/23</text:p>
      <text:p text:style-name="P147"><text:a xlink:type="simple" xlink:href="https://paulinoposada.github.io/web_fred/apunts/unitat_2/fred_apunts_ud2_2_gs.pdf">Unitat 2.2</text:a><text:span text:style-name="T38"> </text:span></text:p>
      <text:p text:style-name="P171">Comentem <text:span text:style-name="T43">apartats</text:span></text:p>
      <text:p text:style-name="P177">4.2.<text:span text:style-name="T44">5</text:span> <text:span text:style-name="T44">Selección</text:span> de la válvula termostática.</text:p>
      <text:p text:style-name="P179">Ejemplo 4.2.5-1</text:p>
      <text:p text:style-name="P177"/>
      <text:p text:style-name="P170"/>
      <text:p text:style-name="P67">D<text:span text:style-name="T22">ijous</text:span><text:tab/><text:tab/><text:span text:style-name="T43">14</text:span>/<text:span text:style-name="T24">12</text:span>/23</text:p>
      <text:p text:style-name="P148"><text:a xlink:type="simple" xlink:href="https://paulinoposada.github.io/web_fred/apunts/unitat_2/fred_apunts_ud2_2_gs.pdf">Unitat 2.2</text:a><text:span text:style-name="T38"> </text:span></text:p>
      <text:p text:style-name="P180">Repassem apartat <text:span text:style-name="T43">4.2.5 Selección de la válvula termostática.</text:span></text:p>
      <text:p text:style-name="P172">Comen<text:span text:style-name="T45">cem exercicis 5.</text:span></text:p>
      <text:p text:style-name="P180">Comentem exercicis 5.1 i 2.</text:p>
      <text:p text:style-name="P178"/>
      <text:p text:style-name="P175"/>
      <text:p text:style-name="P68">D<text:span text:style-name="T22">ivendres</text:span><text:tab/><text:tab/><text:span text:style-name="T43">15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81">Comentem exercicis 5.<text:span text:style-name="T46">3</text:span> <text:span text:style-name="T46">a</text:span> <text:span text:style-name="T46">7</text:span>.</text:p>
      <text:p text:style-name="P68"/>
      <text:p text:style-name="P277">D<text:span text:style-name="T22">illuns</text:span><text:tab/><text:tab/><text:span text:style-name="T43">18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26">Baixem al taller.</text:p>
      <text:p text:style-name="P126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69"/>
      <text:p text:style-name="P69">D<text:span text:style-name="T22">imarts</text:span><text:tab/><text:tab/><text:span text:style-name="T43">19</text:span>/<text:span text:style-name="T24">12</text:span>/23</text:p>
      <text:p text:style-name="P183">Preparem examen recuperació electricitat.</text:p>
      <text:p text:style-name="P183"/>
      <text:p text:style-name="P183"/>
      <text:p text:style-name="P70">D<text:span text:style-name="T22">imecres</text:span><text:tab/><text:tab/><text:span text:style-name="T47">20</text:span>/<text:span text:style-name="T24">12</text:span>/23</text:p>
      <text:p text:style-name="P150"><text:a xlink:type="simple" xlink:href="https://paulinoposada.github.io/web_fred/apunts/unitat_2/fred_apunts_ud2_2_gs.pdf">Unitat 2.2</text:a><text:span text:style-name="T38"> </text:span></text:p>
      <text:p text:style-name="P182">Comentem exercicis 5.<text:span text:style-name="T47">8</text:span> <text:span text:style-name="T46">a</text:span> <text:span text:style-name="T47">13</text:span>.</text:p>
      <text:p text:style-name="P244"/>
      <text:p text:style-name="P72">************************************ <text:s text:c="2"/><text:span text:style-name="T49">2024 <text:s text:c="2"/></text:span>************************************</text:p>
      <text:p text:style-name="P72"/>
      <text:p text:style-name="P71">D<text:span text:style-name="T22">illuns</text:span><text:tab/><text:tab/><text:span text:style-name="T48">08</text:span>/<text:span text:style-name="T48">01</text:span>/2<text:span text:style-name="T48">4</text:span></text:p>
      <text:p text:style-name="P151"><text:a xlink:type="simple" xlink:href="https://paulinoposada.github.io/web_fred/apunts/unitat_2/fred_apunts_ud2_2_gs.pdf">Unitat 2.2</text:a><text:span text:style-name="T38"> </text:span></text:p>
      <text:p text:style-name="P127">Baixem al taller.</text:p>
      <text:p text:style-name="P127"><text:span text:style-name="T48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245"/>
      <text:p text:style-name="P246">D<text:span text:style-name="T22">imarts</text:span><text:tab/><text:tab/><text:span text:style-name="T48">09</text:span>/<text:span text:style-name="T48">01</text:span>/2<text:span text:style-name="T48">4</text:span></text:p>
      <text:p text:style-name="P152"><text:a xlink:type="simple" xlink:href="https://paulinoposada.github.io/web_fred/apunts/unitat_2/fred_apunts_ud2_2_gs.pdf">Unitat 2.2</text:a><text:span text:style-name="T38"> </text:span></text:p>
      <text:p text:style-name="P128"><text:span text:style-name="T49">Comentem els exercicis 5-14 a 18</text:span> </text:p>
      <text:p text:style-name="P128"/>
      <text:p text:style-name="P247">D<text:span text:style-name="T22">imecres</text:span><text:tab/><text:tab/><text:span text:style-name="T50">10</text:span>/<text:span text:style-name="T48">01</text:span>/2<text:span text:style-name="T48">4</text:span></text:p>
      <text:p text:style-name="P153"><text:a xlink:type="simple" xlink:href="https://paulinoposada.github.io/web_fred/apunts/unitat_2/fred_apunts_ud2_2_gs.pdf">Unitat 2.2</text:a><text:span text:style-name="T38"> </text:span></text:p>
      <text:p text:style-name="P129"><text:span text:style-name="T49">Comentem els exercicis 5-19 a </text:span><text:s/><text:span text:style-name="T50">21</text:span></text:p>
      <text:p text:style-name="P184">Comecem amb l'apartat 6, comentem vàlvules.</text:p>
      <text:p text:style-name="P184"/>
      <text:p text:style-name="P248">D<text:span text:style-name="T22">ijous</text:span><text:tab/><text:tab/><text:tab/><text:span text:style-name="T50">11</text:span>/<text:span text:style-name="T48">01</text:span>/2<text:span text:style-name="T48">4</text:span></text:p>
      <text:p text:style-name="P154"><text:a xlink:type="simple" xlink:href="https://paulinoposada.github.io/web_fred/apunts/unitat_2/fred_apunts_ud2_2_gs.pdf">Unitat 2.2</text:a><text:span text:style-name="T38"> </text:span></text:p>
      <text:p text:style-name="P185"><text:span text:style-name="T51">A</text:span>partat 6, comentem <text:span text:style-name="T51">fins reguladors de presió de condensació KVR</text:span>.</text:p>
      <text:p text:style-name="P185"/>
      <text:p text:style-name="P249">D<text:span text:style-name="T22">ivendres</text:span><text:tab/><text:tab/><text:span text:style-name="T50">12</text:span>/<text:span text:style-name="T48">01</text:span>/2<text:span text:style-name="T48">4</text:span></text:p>
      <text:p text:style-name="P155"><text:a xlink:type="simple" xlink:href="https://paulinoposada.github.io/web_fred/apunts/unitat_2/fred_apunts_ud2_2_gs.pdf">Unitat 2.2</text:a><text:span text:style-name="T38"> </text:span></text:p>
      <text:p text:style-name="P186"><text:span text:style-name="T51">A</text:span>partat 6, comentem <text:span text:style-name="T52">esquema pàg. 75</text:span>.</text:p>
      <text:p text:style-name="P187">Comentem filtres secadors, visors, recipients de líquid, separadors d'oli i antivibradors.</text:p>
      <text:p text:style-name="P187"/>
      <text:p text:style-name="P250">D<text:span text:style-name="T22">illuns</text:span><text:tab/><text:tab/><text:span text:style-name="T50">15</text:span>/<text:span text:style-name="T48">01</text:span>/2<text:span text:style-name="T48">4</text:span></text:p>
      <text:p text:style-name="P187">Comentem <text:a xlink:type="simple" xlink:href="https://paulinoposada.github.io/web_fred/documents/split_ix_instalacion.pdf"><text:span text:style-name="T53">instruccions d'instal·lació</text:span></text:a><text:span text:style-name="T53"> d'aire condicionat split.</text:span></text:p>
      <text:p text:style-name="P187"/>
      <text:p text:style-name="P250">D<text:span text:style-name="T22">imarts</text:span><text:tab/><text:tab/><text:span text:style-name="T50">16</text:span>/<text:span text:style-name="T48">01</text:span>/2<text:span text:style-name="T48">4</text:span></text:p>
      <text:p text:style-name="P191">Baixem al taller i desm<text:span text:style-name="T54">u</text:span>ntem un aire per identificar els components (compressor, vàlvula de 4 vies, capil·lars, tomes de conexió).</text:p>
      <text:p text:style-name="P187"/>
      <text:p text:style-name="P251">D<text:span text:style-name="T22">imecres</text:span><text:tab/><text:tab/><text:span text:style-name="T50">17</text:span>/<text:span text:style-name="T48">01</text:span>/2<text:span text:style-name="T48">4</text:span></text:p>
      <text:p text:style-name="P156"><text:a xlink:type="simple" xlink:href="https://paulinoposada.github.io/web_fred/apunts/unitat_2/fred_apunts_ud2_2_gs.pdf">Unitat 2.2</text:a><text:span text:style-name="T38"> </text:span></text:p>
      <text:p text:style-name="P192">Comentem exercici 7.1 fins càlcul evaporador.</text:p>
      <text:p text:style-name="P188"/>
      <text:p text:style-name="P252">D<text:span text:style-name="T22">ijous</text:span><text:tab/><text:tab/><text:span text:style-name="T50">18</text:span>/<text:span text:style-name="T48">01</text:span>/2<text:span text:style-name="T48">4</text:span></text:p>
      <text:p text:style-name="P157"><text:a xlink:type="simple" xlink:href="https://paulinoposada.github.io/web_fred/apunts/unitat_2/fred_apunts_ud2_2_gs.pdf">Unitat 2.2</text:a><text:span text:style-name="T38"> </text:span></text:p>
      <text:p text:style-name="P193">Comentem exercici 7.1 fins <text:span text:style-name="T55">selecció cos vàlvula i orifici</text:span>.</text:p>
      <text:p text:style-name="P253"><text:soft-page-break/>D<text:span text:style-name="T22">ivendres</text:span><text:tab/><text:tab/><text:span text:style-name="T50">19</text:span>/<text:span text:style-name="T48">01</text:span>/2<text:span text:style-name="T48">4</text:span></text:p>
      <text:p text:style-name="P158"><text:a xlink:type="simple" xlink:href="https://paulinoposada.github.io/web_fred/apunts/unitat_2/fred_apunts_ud2_2_gs.pdf">Unitat 2.2</text:a><text:span text:style-name="T38"> </text:span></text:p>
      <text:p text:style-name="P194">Comentem exercici 7.1 <text:span text:style-name="T55">selecció orifici VET i exercicis 7.2 i 7.3.</text:span></text:p>
      <text:p text:style-name="P189"/>
      <text:p text:style-name="P254">D<text:span text:style-name="T22">illuns</text:span><text:tab/><text:tab/><text:span text:style-name="T56">22</text:span>/<text:span text:style-name="T48">01</text:span>/2<text:span text:style-name="T48">4</text:span></text:p>
      <text:p text:style-name="P190"><text:span text:style-name="T56">Baixem al taller i c</text:span>omentem <text:span text:style-name="T56">càrrega de envasos contenidors de gasos fluorats.</text:span></text:p>
      <text:p text:style-name="P204">Pes envàs buit 17,5 kg.</text:p>
      <text:p text:style-name="P204">Refrigerant R-410A → 500 g</text:p>
      <text:p text:style-name="P204">Refrigerant R-134a → 2,5 kg</text:p>
      <text:p text:style-name="P204">Pesam envasos, identifiquem el refrigerant mesurant la pressió de vapor (a 20 ºC: R-134<text:span text:style-name="T57">a</text:span> 4,7 bar, R-410A 13,4 bar).</text:p>
      <text:p text:style-name="P204">Treiem buit de equip a/a.</text:p>
      <text:p text:style-name="P204"/>
      <text:p text:style-name="P255">D<text:span text:style-name="T22">imarts</text:span><text:tab/><text:tab/><text:span text:style-name="T56">23</text:span>/<text:span text:style-name="T48">01</text:span>/2<text:span text:style-name="T48">4</text:span></text:p>
      <text:p text:style-name="P195">Come<text:span text:style-name="T58">cem amb </text:span><text:a xlink:type="simple" xlink:href="https://paulinoposada.github.io/web_fred/apunts/unitat_3/fred_apunts_ud3_gs.pdf"><text:span text:style-name="T58">Unitat 3</text:span></text:a><text:span text:style-name="T58">.</text:span></text:p>
      <text:p text:style-name="P205"/>
      <text:p text:style-name="P255">D<text:span text:style-name="T22">imecres</text:span><text:tab/><text:tab/><text:span text:style-name="T56">24</text:span>/<text:span text:style-name="T48">01</text:span>/2<text:span text:style-name="T48">4</text:span></text:p>
      <text:p text:style-name="P195"><text:a xlink:type="simple" xlink:href="https://paulinoposada.github.io/web_fred/apunts/unitat_3/fred_apunts_ud3_gs.pdf"><text:span text:style-name="T58">Unitat 3</text:span></text:a></text:p>
      <text:p text:style-name="P206">Comencem amb l'exercici 3.1.2-1</text:p>
      <text:p text:style-name="P206"/>
      <text:p text:style-name="P256">D<text:span text:style-name="T22">ijous</text:span><text:tab/><text:tab/><text:tab/><text:span text:style-name="T56">25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7">Co<text:span text:style-name="T59">ntinuem</text:span> amb l'exercici 3.1.2-1</text:p>
      <text:p text:style-name="P207"/>
      <text:p text:style-name="P256">D<text:span text:style-name="T22">ivendres</text:span><text:tab/><text:tab/><text:span text:style-name="T56">26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7">Co<text:span text:style-name="T59">ntinuem</text:span> amb l'exercici 3.1.2-1</text:p>
      <text:p text:style-name="P207"/>
      <text:p text:style-name="P207"/>
      <text:p text:style-name="P257">D<text:span text:style-name="T22">illuns</text:span><text:tab/><text:tab/><text:span text:style-name="T56">29</text:span>/<text:span text:style-name="T48">01</text:span>/2<text:span text:style-name="T48">4</text:span></text:p>
      <text:p text:style-name="P209">Carreg<text:span text:style-name="T62">u</text:span>em aire condicionat split IX39 amb 350 g de R-600a (isobutà).</text:p>
      <text:p text:style-name="P209">Funcionament </text:p>
      <text:p text:style-name="P209">fred → evaporació 1,2 bar → 10ºC</text:p>
      <text:p text:style-name="P209">calor → condensació 5,5 bar → 40 ºC</text:p>
      <text:p text:style-name="P209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12"><text:span text:style-name="T60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0">→ sobreescalfament ? </text:span><text:span text:style-name="T61">punt1</text:span></text:p>
      <text:p text:style-name="P212"><text:span text:style-name="T60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0">→</text:span><text:span text:style-name="T61"> punt 2</text:span></text:p>
      <text:p text:style-name="P213"><text:span text:style-name="T61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1">→ punt 3 i 4</text:span></text:p>
      <text:p text:style-name="P271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72"/>
      <text:p text:style-name="P209">Per a R-410A</text:p>
      <text:p text:style-name="P209">fred →10ºC → evaporació 10,5 bar </text:p>
      <text:p text:style-name="P209">calor → 40 ºC →condensació 25 bar </text:p>
      <text:p text:style-name="P209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9"/>
      <text:p text:style-name="P214">Omplim simulador amb nitrogen a pressió de 10 bar , <text:span text:style-name="T63">per comprovar estanquitat</text:span>.</text:p>
      <text:p text:style-name="P214"/>
      <text:p text:style-name="P258"/>
      <text:p text:style-name="P279">D<text:span text:style-name="T22">imarts</text:span><text:tab/><text:tab/><text:span text:style-name="T64">30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5">Preparació examen del 31/01/14</text:p>
      <text:p text:style-name="P258"/>
      <text:p text:style-name="P258">D<text:span text:style-name="T22">imecres</text:span><text:tab/><text:tab/><text:span text:style-name="T64">31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5">Examen.</text:p>
      <text:p text:style-name="P215"/>
      <text:p text:style-name="P259">D<text:span text:style-name="T65">ijous</text:span><text:tab/><text:tab/><text:tab/><text:span text:style-name="T65">01</text:span>/<text:span text:style-name="T48">02</text:span>/2<text:span text:style-name="T48">4</text:span></text:p>
      <text:p text:style-name="P217">Baixa.</text:p>
      <text:p text:style-name="P216"/>
      <text:p text:style-name="P215"/>
      <text:p text:style-name="P260">D<text:span text:style-name="T22">ivendres</text:span><text:tab/><text:tab/><text:span text:style-name="T66">02</text:span>/<text:span text:style-name="T48">02</text:span>/2<text:span text:style-name="T48">4</text:span></text:p>
      <text:p text:style-name="P198"><text:a xlink:type="simple" xlink:href="https://paulinoposada.github.io/web_fred/apunts/unitat_3/fred_apunts_ud3_gs.pdf"><text:span text:style-name="T58">Unitat 3</text:span></text:a></text:p>
      <text:p text:style-name="P208">Co<text:span text:style-name="T59">ntinuem</text:span> amb l'exercici 3.1.2-1</text:p>
      <text:p text:style-name="P208"/>
      <text:p text:style-name="P261">D<text:span text:style-name="T22">illuns</text:span><text:tab/><text:tab/><text:span text:style-name="T67">05</text:span>/<text:span text:style-name="T48">02</text:span>/2<text:span text:style-name="T48">4</text:span></text:p>
      <text:p text:style-name="P210">Carreg<text:span text:style-name="T62">u</text:span>em <text:span text:style-name="T67">simulador</text:span> amb <text:span text:style-name="T67">2</text:span>50<text:span text:style-name="T67">0</text:span> g de R-<text:span text:style-name="T67">134</text:span>a.</text:p>
      <text:p text:style-name="P210"/>
      <text:p text:style-name="P210"><text:span text:style-name="T67">Mesurem temperatura en </text:span>aire condicionat split IX39 <text:s/></text:p>
      <text:p text:style-name="P210">fred → evaporació 1,2 bar → 10ºC →<text:span text:style-name="T67"> temperatura mesurada en canonada prima 12 ºC</text:span></text:p>
      <text:p text:style-name="P218">temperatura mesurada en canonada gruixuda 19 ºC</text:p>
      <text:p text:style-name="P218">Sobreescalfament 7 K</text:p>
      <text:p text:style-name="P218">Temperatura ambient 22,5 ºC</text:p>
      <text:p text:style-name="P218">Sortida aire en unitat interior 16 ºC</text:p>
      <text:p text:style-name="P218">Sortida aire en unitat exterior 24 ºC</text:p>
      <text:p text:style-name="P262"/>
      <text:p text:style-name="P262">D<text:span text:style-name="T22">imarts</text:span><text:tab/><text:tab/><text:span text:style-name="T68">06</text:span>/<text:span text:style-name="T48">02</text:span>/2<text:span text:style-name="T48">4</text:span></text:p>
      <text:p text:style-name="P199"><text:a xlink:type="simple" xlink:href="https://paulinoposada.github.io/web_fred/apunts/unitat_3/fred_apunts_ud3_gs.pdf"><text:span text:style-name="T58">Unitat 3</text:span></text:a></text:p>
      <text:p text:style-name="P220">Comentem apartats</text:p>
      <text:p text:style-name="P220">3.1.3 Propietats químiques</text:p>
      <text:p text:style-name="P220">3.1.4 Propietats fisiològiques i de seguretat</text:p>
      <text:p text:style-name="P220">3.2 Efectos de los refrigerantes en el medio ambiente</text:p>
      <text:p text:style-name="P220">3.2.1 Destrucción de la capa de ozono PAO - ODP</text:p>
      <text:p text:style-name="P220">3.2.2 Calentemiento global por efecto invernadero PCA – GWP</text:p>
      <text:p text:style-name="P220">3.2.3 Impacto total equivalente del calentamiento atmosférico TEWI</text:p>
      <text:p text:style-name="P220">3.3 Clasificación de refrigerantes por su composición</text:p>
      <text:p text:style-name="P220">3.3.1 Refrigerantes orgánicos</text:p>
      <text:p text:style-name="P220">3.3.1.1 Refrigerantes halogenados puros</text:p>
      <text:p text:style-name="P220">3.3.1.2 Denominación de los refrigerantes halogenados</text:p>
      <text:p text:style-name="P220">3.3.1.3 Mezclas zeotrópicas de refrigerantes halogenados</text:p>
      <text:p text:style-name="P220">3.3.1.4 Mezclas azeotrópicas de refrigerantes halogenados</text:p>
      <text:p text:style-name="P219"/>
      <text:p text:style-name="P263">D<text:span text:style-name="T22">imecres</text:span><text:tab/><text:tab/><text:span text:style-name="T68">07</text:span>/<text:span text:style-name="T48">02</text:span>/2<text:span text:style-name="T48">4</text:span></text:p>
      <text:p text:style-name="P227">Examen recuperació electricitat.</text:p>
      <text:p text:style-name="P221"/>
      <text:p text:style-name="P264">D<text:span text:style-name="T22">ijous</text:span><text:tab/><text:tab/><text:tab/><text:span text:style-name="T68">08</text:span>/<text:span text:style-name="T48">02</text:span>/2<text:span text:style-name="T48">4</text:span></text:p>
      <text:p text:style-name="P200"><text:a xlink:type="simple" xlink:href="https://paulinoposada.github.io/web_fred/apunts/unitat_3/fred_apunts_ud3_gs.pdf"><text:span text:style-name="T58">Unitat 3</text:span></text:a></text:p>
      <text:p text:style-name="P228">Comentem</text:p>
      <text:p text:style-name="P222">3.3.1.3 Mezclas zeotrópicas de refrigerantes halogenados</text:p>
      <text:p text:style-name="P222">3.3.1.4 Mezclas azeotrópicas de refrigerantes halogenados</text:p>
      <text:p text:style-name="P222"/>
      <text:p text:style-name="P266"><text:soft-page-break/>D<text:span text:style-name="T22">ivendres</text:span><text:tab/><text:tab/><text:span text:style-name="T68">09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29">Comentem</text:p>
      <text:p text:style-name="P223">3.3.1.<text:span text:style-name="T70">5</text:span> <text:span text:style-name="T70">Refrigerantes hidrocarburos</text:span></text:p>
      <text:p text:style-name="P231">3.3.2 Refrigerantes inorgánicos.</text:p>
      <text:p text:style-name="P266"/>
      <text:p text:style-name="P265">D<text:span text:style-name="T22">illuns</text:span><text:tab/><text:tab/><text:span text:style-name="T69">12</text:span>/<text:span text:style-name="T48">02</text:span>/2<text:span text:style-name="T48">4</text:span></text:p>
      <text:p text:style-name="P211"><text:span text:style-name="T69">Recuperem</text:span> <text:span text:style-name="T67">2</text:span>50<text:span text:style-name="T67">0</text:span> g de R-<text:span text:style-name="T67">134</text:span>a <text:s/><text:span text:style-name="T69">del simulador</text:span>.</text:p>
      <text:p text:style-name="P230">La recuperació va tardar aprox. 2 h.</text:p>
      <text:p text:style-name="P230">A mesura que el refrigerant surt del simulador evaporant, baixa la pressió i la temperatura. Això fa que la recuperadora s'aturi per baixa pressió.</text:p>
      <text:p text:style-name="P211"/>
      <text:p text:style-name="P266">D<text:span text:style-name="T22">imarts</text:span><text:tab/><text:tab/><text:span text:style-name="T70">13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23">Comentem <text:span text:style-name="T70">exercici 3.3.2-1</text:span></text:p>
      <text:p text:style-name="P223">Comentem apartats</text:p>
      <text:p text:style-name="P223">3.<text:span text:style-name="T70">4</text:span> <text:span text:style-name="T70">Clasificación de los refrigerantes por su grado de seguridad.</text:span></text:p>
      <text:p text:style-name="P231">3.4.1 Clasificación según su inflamabilidad</text:p>
      <text:p text:style-name="P231">3.4.2 Clasificación según su toxicidad</text:p>
      <text:p text:style-name="P231">3.4.3 Grupos de seguridad</text:p>
      <text:p text:style-name="P231">3.4.4 Riesgos asociados a fugas y manipulación de refrigerantes</text:p>
      <text:p text:style-name="P231">3.4.5 Evolución histórica y normativa medioambiental</text:p>
      <text:p text:style-name="P231"/>
      <text:p text:style-name="P267">D<text:span text:style-name="T22">imecres</text:span><text:tab/><text:tab/><text:span text:style-name="T70">14</text:span>/<text:span text:style-name="T48">02</text:span>/2<text:span text:style-name="T48">4</text:span></text:p>
      <text:p text:style-name="P202"><text:a xlink:type="simple" xlink:href="https://paulinoposada.github.io/web_fred/apunts/unitat_3/fred_apunts_ud3_gs.pdf"><text:span text:style-name="T58">Unitat 3</text:span></text:a></text:p>
      <text:p text:style-name="P224">Comentem <text:span text:style-name="T71">apartats:</text:span></text:p>
      <text:p text:style-name="P232">3.4.6 Campo de aplicación de los refrigerantes</text:p>
      <text:p text:style-name="P232">3.4.6.1 Refrigerantes para instalaciones de temperatura positiva</text:p>
      <text:p text:style-name="P232">3.4.6.2 Refrigerantes para instalaciones de temperatura negativa</text:p>
      <text:p text:style-name="P232">3.4.6.3 Refrigerantes para instalaciones de muy baja temperatura</text:p>
      <text:p text:style-name="P232"/>
      <text:p text:style-name="P268">D<text:span text:style-name="T22">ijous</text:span><text:tab/><text:tab/><text:tab/><text:span text:style-name="T70">15</text:span>/<text:span text:style-name="T48">02</text:span>/2<text:span text:style-name="T48">4</text:span></text:p>
      <text:p text:style-name="P203"><text:a xlink:type="simple" xlink:href="https://paulinoposada.github.io/web_fred/apunts/unitat_3/fred_apunts_ud3_gs.pdf"><text:span text:style-name="T58">Unitat 3</text:span></text:a></text:p>
      <text:p text:style-name="P225">Comentem <text:span text:style-name="T71">apartats:</text:span></text:p>
      <text:p text:style-name="P233">3.<text:span text:style-name="T72">5 Aceites lubricantes para la refrigeración</text:span></text:p>
      <text:p text:style-name="P233"><text:span text:style-name="T72">3</text:span>.<text:span text:style-name="T72">5</text:span>.<text:span text:style-name="T72">1 Propiedades y características de los aceites</text:span></text:p>
      <text:p text:style-name="P235">3.5.2 Tipos de aceites lubricantes</text:p>
      <text:p text:style-name="P235">3.5.2.1 Aceites minerales</text:p>
      <text:p text:style-name="P235">3.5.2.2 Aceites sintéticos</text:p>
      <text:p text:style-name="P235">3.6 Miscibilidad entre el aceite y el refrigerante</text:p>
      <text:p text:style-name="P233"/>
      <text:p text:style-name="P269">D<text:span text:style-name="T22">ivendres</text:span><text:tab/><text:tab/><text:span text:style-name="T70">16</text:span>/<text:span text:style-name="T48">02</text:span>/2<text:span text:style-name="T48">4</text:span></text:p>
      <text:p text:style-name="P226">Comentem <text:span text:style-name="T73">documents</text:span></text:p>
      <text:p text:style-name="P236"><text:a xlink:type="simple" xlink:href="https://paulinoposada.github.io/web_fred/apunts/unitat_3/mobil_lubricant_selector.pdf">Mobil selector de lubricant per a refrigeració</text:a></text:p>
      <text:p text:style-name="P280"><text:a xlink:type="simple" xlink:href="https://paulinoposada.github.io/web_fred/apunts/unitat_3/mobil_tt_refrigeration.pdf"><text:span text:style-name="T13">https://paulinoposada.github.io/web_fred/apunts/unitat_3/mobil_tt_refrigeration.pdf</text:span></text:a></text:p>
      <text:p text:style-name="P236"/>
      <text:p text:style-name="P234"/>
      <text:p text:style-name="P2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7T18:13:21.424188132</dc:date>
    <meta:editing-duration>PT55M33S</meta:editing-duration>
    <meta:editing-cycles>95</meta:editing-cycles>
    <meta:document-statistic meta:table-count="0" meta:image-count="0" meta:object-count="8" meta:page-count="11" meta:paragraph-count="401" meta:word-count="1715" meta:character-count="11954" meta:non-whitespace-character-count="10541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